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tformDepartmentVO.getDepartOrg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CompanyId( String compan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Depa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Depar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Parent( PlatformDepartmentVO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Cont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DepartCode( String depar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IpRo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Mob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Paren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ChildNodes( List &lt; PlatformDepartmentVO &gt; child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DepartOrgCode( String departOrg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Memo( String mem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DepartType( String depa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Mobile( String mob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IpRoleId( String ipRo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latformDepartmentVO.setIpId( String i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Contact( String cont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ParentLabel( String parent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PlatformDepartmen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tformDepartmentVO.getI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Mem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getCompan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DepartmentVO.setParentId( String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